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resenham Algorithmus → Linien Darstellen mit nur Addition</text:p>
      <text:p text:style-name="Standard">-Solange Hauptrichtung des Oktanten verfolgen, bis man eine ganze 1 mindestens falsch ist</text:p>
      <text:p text:style-name="Standard">-Kurven aus vielen kleinen Geraden (mit Ableitung)</text:p>
      <text:p text:style-name="Standard"/>
      <text:p text:style-name="Standard">-Kongruenzabbildung: Verschieben, Drehen und Spiegeln</text:p>
      <text:p text:style-name="Standard">-Ähnlichkeitsabbildung(+Strecken)</text:p>
      <text:p text:style-name="Standard">-Affine Transformation (ungl. Strecken)</text:p>
      <text:p text:style-name="Standard"/>
      <text:p text:style-name="Standard"><text:span text:style-name="T1">Translation</text:span> (Verschieben):</text:p>
      <text:p text:style-name="Standard">-Zu allen Punkten einen Vektor addieren</text:p>
      <text:p text:style-name="Standard">-Allgemein mit Homogenen Koordinaten → zusätzliche Dimension</text:p>
      <text:p text:style-name="Standard"><text:tab/>-Jede Koordinate mal Faktow w → (x,y,z) → (wx,wy,wz,w)</text:p>
      <text:p text:style-name="Standard"/>
      <text:p text:style-name="Standard"><text:span text:style-name="T1">Skalierung</text:span>:</text:p>
      <text:p text:style-name="Standard">-Jeden Punkt skalar mit einem Vektor</text:p>
      <text:p text:style-name="Standard">Matrix: <text:tab/>sx<text:tab/>0<text:line-break/><text:tab/><text:tab/>0<text:tab/>sy</text:p>
      <text:p text:style-name="Standard"/>
      <text:p text:style-name="Standard"><text:span text:style-name="T1">Spiegelung</text:span>:</text:p>
      <text:p text:style-name="Standard">-Skalierung mit einem negativen Wert (entweder sx oder sy; bei sx spiegelung an y achse)</text:p>
      <text:p text:style-name="Standard"/>
      <text:p text:style-name="P1">Scherung</text:p>
      <text:p text:style-name="Standard">-Skalierung, wo werte nicht nur von sich selbst abhängen z.B.</text:p>
      <text:p text:style-name="Standard">Matrix:<text:tab/>sx<text:tab/>faktor</text:p>
      <text:p text:style-name="Standard"><text:tab/><text:tab/>0<text:tab/>sy</text:p>
      <text:p text:style-name="Standard"/>
      <text:p text:style-name="Standard"><text:span text:style-name="T1">Rotation</text:span>:</text:p>
      <text:p text:style-name="Standard">cosa<text:tab/>-sina</text:p>
      <text:p text:style-name="Standard">sina<text:tab/>cosa</text:p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2T12:17:42.47</meta:creation-date>
    <dc:date>2013-10-29T12:57:38.28</dc:date>
    <meta:editing-duration>PT1H38M14S</meta:editing-duration>
    <meta:editing-cycles>22</meta:editing-cycles>
    <meta:generator>OpenOffice.org/3.4.1$Win32 OpenOffice.org_project/341m1$Build-9593</meta:generator>
    <meta:document-statistic meta:table-count="0" meta:image-count="0" meta:object-count="0" meta:page-count="1" meta:paragraph-count="22" meta:word-count="111" meta:character-count="788"/>
  </office:meta>
</office:document-meta>
</file>